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2ad7" officeooo:paragraph-rsid="00115c86"/>
    </style:style>
    <style:style style:name="P2" style:family="paragraph" style:parent-style-name="Standard">
      <style:text-properties style:font-name="Open Sans" officeooo:rsid="000f2ad7" officeooo:paragraph-rsid="000f2ad7"/>
    </style:style>
    <style:style style:name="P3" style:family="paragraph" style:parent-style-name="Standard">
      <style:text-properties officeooo:paragraph-rsid="000f2ad7"/>
    </style:style>
    <style:style style:name="P4" style:family="paragraph" style:parent-style-name="Standard">
      <style:paragraph-properties fo:text-align="start" style:justify-single-word="false"/>
      <style:text-properties officeooo:paragraph-rsid="000f2ad7"/>
    </style:style>
    <style:style style:name="P5" style:family="paragraph" style:parent-style-name="Standard">
      <style:paragraph-properties fo:text-align="start" style:justify-single-word="false"/>
      <style:text-properties style:font-name="Open Sans" officeooo:rsid="000f2ad7" officeooo:paragraph-rsid="000f2ad7"/>
    </style:style>
    <style:style style:name="P6" style:family="paragraph" style:parent-style-name="Standard">
      <style:paragraph-properties fo:text-align="start" style:justify-single-word="false"/>
      <style:text-properties style:font-name="Open Sans" officeooo:rsid="00107b29" officeooo:paragraph-rsid="00107b29"/>
    </style:style>
    <style:style style:name="P7" style:family="paragraph" style:parent-style-name="Standard">
      <style:paragraph-properties fo:text-align="start" style:justify-single-word="false"/>
      <style:text-properties style:font-name="Open Sans" officeooo:rsid="00115c86" officeooo:paragraph-rsid="00115c86"/>
    </style:style>
    <style:style style:name="P8" style:family="paragraph" style:parent-style-name="Standard">
      <style:paragraph-properties fo:text-align="start" style:justify-single-word="false"/>
      <style:text-properties style:font-name="Open Sans" officeooo:rsid="00117017" officeooo:paragraph-rsid="00117017"/>
    </style:style>
    <style:style style:name="P9" style:family="paragraph" style:parent-style-name="Standard">
      <style:paragraph-properties fo:text-align="start" style:justify-single-word="false"/>
      <style:text-properties style:font-name="Open Sans" officeooo:rsid="0012be96" officeooo:paragraph-rsid="0012be96"/>
    </style:style>
    <style:style style:name="P10" style:family="paragraph" style:parent-style-name="Standard">
      <style:paragraph-properties fo:text-align="start" style:justify-single-word="false"/>
      <style:text-properties style:font-name="Open Sans" officeooo:rsid="0013926a" officeooo:paragraph-rsid="0013926a"/>
    </style:style>
    <style:style style:name="P11" style:family="paragraph" style:parent-style-name="Standard">
      <style:paragraph-properties fo:text-align="start" style:justify-single-word="false"/>
      <style:text-properties officeooo:paragraph-rsid="0012be96"/>
    </style:style>
    <style:style style:name="P12" style:family="paragraph" style:parent-style-name="Standard">
      <style:paragraph-properties fo:text-align="start" style:justify-single-word="false"/>
      <style:text-properties officeooo:paragraph-rsid="00107b29"/>
    </style:style>
    <style:style style:name="P13" style:family="paragraph" style:parent-style-name="Standard">
      <style:paragraph-properties fo:text-align="start" style:justify-single-word="false"/>
      <style:text-properties officeooo:rsid="000f2ad7" officeooo:paragraph-rsid="00115c86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0f2ad7"/>
    </style:style>
    <style:style style:name="T3" style:family="text">
      <style:text-properties style:font-name="Open Sans" officeooo:rsid="00107b29"/>
    </style:style>
    <style:style style:name="T4" style:family="text">
      <style:text-properties style:font-name="Open Sans" officeooo:rsid="00115c86"/>
    </style:style>
    <style:style style:name="T5" style:family="text">
      <style:text-properties style:font-name="Open Sans" officeooo:rsid="0012be96"/>
    </style:style>
    <style:style style:name="T6" style:family="text">
      <style:text-properties officeooo:rsid="0012be96"/>
    </style:style>
    <style:style style:name="T7" style:family="text">
      <style:text-properties style:font-name="Open Sans"/>
    </style:style>
    <style:style style:name="T8" style:family="text">
      <style:text-properties style:font-name="Open Sans" officeooo:rsid="0012b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ine-Dokumentation</text:p>
      <text:p text:style-name="P3"><text:span text:style-name="T2">Genutzte libraries: </text:span><text:a xlink:type="simple" xlink:href="https://github.com/toji/gl-matrix" text:style-name="Internet_20_link" text:visited-style-name="Visited_20_Internet_20_Link"><text:span text:style-name="T2">glMatrix</text:span></text:a><text:span text:style-name="T1">, </text:span><text:a xlink:type="simple" xlink:href="https://github.com/davidbau/seedrandom" text:style-name="Internet_20_link" text:visited-style-name="Visited_20_Internet_20_Link"><text:span text:style-name="T2">seedrandom</text:span></text:a></text:p>
      <text:p text:style-name="P4"><text:span text:style-name="T2">Genutzte APIs: </text:span><text:a xlink:type="simple" xlink:href="https://developer.mozilla.org/en-US/docs/Web/API/WebGL_API#webgl_2" text:style-name="Internet_20_link" text:visited-style-name="Visited_20_Internet_20_Link"><text:span text:style-name="T2">WebGL2</text:span></text:a><text:span text:style-name="T2">, </text:span><text:a xlink:type="simple" xlink:href="https://developer.mozilla.org/en-US/docs/Web/API/Fetch_API" text:style-name="Internet_20_link" text:visited-style-name="Visited_20_Internet_20_Link"><text:span text:style-name="T2">Fetch</text:span></text:a><text:span text:style-name="T2">, </text:span><text:a xlink:type="simple" xlink:href="https://developer.mozilla.org/en-US/docs/Web/API/Fullscreen_API" text:style-name="Internet_20_link" text:visited-style-name="Visited_20_Internet_20_Link"><text:span text:style-name="T2">Fullscreen</text:span></text:a><text:span text:style-name="T2">, </text:span><text:a xlink:type="simple" xlink:href="https://developer.mozilla.org/en-US/docs/Web/API/Pointer_Lock_API" text:style-name="Internet_20_link" text:visited-style-name="Visited_20_Internet_20_Link"><text:span text:style-name="T2">Pointer Lock</text:span></text:a></text:p>
      <text:p text:style-name="P4"><text:span text:style-name="T2">Genutzte Sprachen: </text:span><text:a xlink:type="simple" xlink:href="https://www.typescriptlang.org/" text:style-name="Internet_20_link" text:visited-style-name="Visited_20_Internet_20_Link"><text:span text:style-name="T2">TypeScript</text:span></text:a><text:span text:style-name="T2">, HTML</text:span></text:p>
      <text:p text:style-name="P4"><text:span text:style-name="T2">Genutzte 3D-Formate: </text:span><text:a xlink:type="simple" xlink:href="https://en.wikipedia.org/wiki/Wavefront_.obj_file" text:style-name="Internet_20_link" text:visited-style-name="Visited_20_Internet_20_Link"><text:span text:style-name="T2">Wavefront OBJ</text:span></text:a><text:span text:style-name="T1">, </text:span><text:a xlink:type="simple" xlink:href="https://en.wikipedia.org/wiki/GlTF" text:style-name="Internet_20_link" text:visited-style-name="Visited_20_Internet_20_Link"><text:span text:style-name="T2">GlTF</text:span></text:a></text:p>
      <text:p text:style-name="P5">Genutzte Bild-Formate: PNG, JPEG</text:p>
      <text:p text:style-name="P10">Genutzte Mathematischeprinzipe: Matrizen, Quaternions</text:p>
      <text:p text:style-name="P1"><text:span text:style-name="T1">Statistiken: 208 Objekte, 1 Terrain Tile à </text:span><text:span text:style-name="T3">1600 vertices, Insgesamt 150160 Dreiecke, <text:tab/>410.8kb JSON, 6MB Modeldaten, ~2MB Texturen, 8 Lichtquellen, 4 Shader, </text:span></text:p>
      <text:p text:style-name="P1"><text:span text:style-name="T3"><text:tab/>1237 Zeilen, </text:span><text:span text:style-name="T4">25 Klassen, 80 Funktionen(Alle dokumentiert!)</text:span></text:p>
      <text:p text:style-name="P12"><text:span text:style-name="T3">Techniken: </text:span><text:a xlink:type="simple" xlink:href="https://en.wikipedia.org/wiki/Rasterisation" text:style-name="Internet_20_link" text:visited-style-name="Visited_20_Internet_20_Link"><text:span text:style-name="T3">Rasterisation</text:span></text:a><text:span text:style-name="T3">, </text:span><text:a xlink:type="simple" xlink:href="https://en.wikipedia.org/wiki/Per-pixel_lighting" text:style-name="Internet_20_link" text:visited-style-name="Visited_20_Internet_20_Link"><text:span text:style-name="T3">Per-Pixel lighting</text:span></text:a></text:p>
      <text:p text:style-name="P6">Just for fun: Das 3D-Model von Lara Croft aus Tomb Raider hat ca. 200000 Dreiecke</text:p>
      <text:p text:style-name="P6"/>
      <text:p text:style-name="P7">Steuerung:</text:p>
      <text:p text:style-name="P7">Right-Shift: Fullscreen und Pointer Lock</text:p>
      <text:p text:style-name="P7">W A S D: Vorwärts Links Rückwärts Rechts</text:p>
      <text:p text:style-name="P7">C Leertaste: Unten Oben</text:p>
      <text:p text:style-name="P7">P: Projection Matrix neu berechnen(Falls das Bild verzerrt aussieht)</text:p>
      <text:p text:style-name="P7"/>
      <text:p text:style-name="P7">Normaler Ablauf:</text:p>
      <text:p text:style-name="P7">Canvas und Kontext erstellen</text:p>
      <text:p text:style-name="P7">Renderer initialisieren</text:p>
      <text:p text:style-name="P7">GlTF laden</text:p>
      <text:p text:style-name="P7">Kamera und Terrain initialisieren</text:p>
      <text:p text:style-name="P7">Callbacks setzen </text:p>
      <text:p text:style-name="P7">Mainloop:</text:p>
      <text:p text:style-name="P7"><text:tab/>Entities nach ModelID sortieren(Optimierung)</text:p>
      <text:p text:style-name="P7"><text:tab/>Rendern</text:p>
      <text:p text:style-name="P8"/>
      <text:p text:style-name="P8">Arbeit: Sehr Viel!</text:p>
      <text:p text:style-name="P9">Instruktionen:</text:p>
      <text:p text:style-name="P11"><text:span text:style-name="T5">Den code können sie hier lesen, aber um das projekt laufen zu sehen müssen sie diese Seite aufrufen: </text:span><text:a xlink:type="simple" xlink:href="http://62.143.168.44/WebGLEngine-nomodules/index.html" text:style-name="Internet_20_link" text:visited-style-name="Visited_20_Internet_20_Link"><text:span text:style-name="T5">http://62.143.168.44/WebGLEngine-nomodules/index.html</text:span></text:a><text:span text:style-name="T5">. Das liegt daran das es </text:span><text:span text:style-name="T5">sonst sogenannte </text:span><text:a xlink:type="simple" xlink:href="https://developer.mozilla.org/en-US/docs/Web/HTTP/CORS" text:style-name="Internet_20_link" text:visited-style-name="Visited_20_Internet_20_Link"><text:span text:style-name="T5">CORS-Fehler</text:span></text:a><text:span text:style-name="T1"> </text:span><text:span text:style-name="T5">gibt. Sie können aber auch die index.html projekt selber host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0T19:58:23.837804893</meta:creation-date>
    <dc:date>2022-03-20T20:40:57.480040741</dc:date>
    <meta:editing-duration>PT9M36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28" meta:word-count="167" meta:character-count="1289" meta:non-whitespace-character-count="1144"/>
  </office:meta>
</office:document-meta>
</file>